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960AC38F410A6B252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15.239cm" svg:x="0.701cm" svg:y="0.5cm">
          <draw:image xlink:href="Pictures/1000000000000BB800000960AC38F410A6B2529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7:59:54.082163019</meta:creation-date>
    <dc:date>2021-05-20T08:00:43.991045344</dc:date>
    <meta:editing-duration>PT50S</meta:editing-duration>
    <meta:editing-cycles>1</meta:editing-cycles>
    <meta:document-statistic meta:object-count="1"/>
    <meta:generator>LibreOffice/6.4.7.2$Linux_X86_64 LibreOffice_project/40$Build-2</meta:generator>
  </office:meta>
</office:document-meta>
</file>